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f26e7" officeooo:paragraph-rsid="000f26e7" fo:background-color="transparent"/>
    </style:style>
    <style:style style:name="P2" style:family="paragraph" style:parent-style-name="Standard">
      <style:text-properties fo:color="#000000" officeooo:rsid="000f7563" officeooo:paragraph-rsid="000f7563" fo:background-color="transparent"/>
    </style:style>
    <style:style style:name="P3" style:family="paragraph" style:parent-style-name="Standard">
      <style:text-properties fo:color="#000000" officeooo:rsid="00104a31" officeooo:paragraph-rsid="00104a31" fo:background-color="transparent"/>
    </style:style>
    <style:style style:name="P4" style:family="paragraph" style:parent-style-name="Standard">
      <style:text-properties fo:color="#000000" officeooo:rsid="00144dba" officeooo:paragraph-rsid="00144dba" fo:background-color="transparent"/>
    </style:style>
    <style:style style:name="P5" style:family="paragraph" style:parent-style-name="Standard">
      <style:text-properties fo:color="#000000" officeooo:rsid="0015211f" officeooo:paragraph-rsid="0015211f" fo:background-color="transparent"/>
    </style:style>
    <style:style style:name="P6" style:family="paragraph" style:parent-style-name="Standard">
      <style:text-properties fo:color="#000000" officeooo:rsid="001537b8" officeooo:paragraph-rsid="001537b8" fo:background-color="transparent"/>
    </style:style>
    <style:style style:name="P7" style:family="paragraph" style:parent-style-name="Standard">
      <style:text-properties fo:color="#000000" officeooo:rsid="001906a4" officeooo:paragraph-rsid="001906a4" fo:background-color="transparent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weight="bold" officeooo:rsid="000f26e7" officeooo:paragraph-rsid="000f26e7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fo:font-weight="normal" officeooo:rsid="001906a4" officeooo:paragraph-rsid="001906a4" fo:background-color="transparent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6pt" fo:font-weight="bold" officeooo:rsid="000f26e7" officeooo:paragraph-rsid="000f26e7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0000" style:font-name="Monospace" fo:font-size="10pt" officeooo:rsid="000f26e7" officeooo:paragraph-rsid="000f26e7" fo:background-color="transparent" style:font-size-asian="10pt"/>
    </style:style>
    <style:style style:name="P12" style:family="paragraph" style:parent-style-name="Standard">
      <style:text-properties fo:color="#000000" style:font-name="Monospace" fo:font-size="10pt" officeooo:rsid="000f7563" officeooo:paragraph-rsid="000f26e7" fo:background-color="transparent" style:font-size-asian="10pt"/>
    </style:style>
    <style:style style:name="P13" style:family="paragraph" style:parent-style-name="Standard">
      <style:text-properties fo:color="#000000" style:font-name="Monospace" fo:font-size="10pt" officeooo:rsid="0012171a" officeooo:paragraph-rsid="000f26e7" fo:background-color="transparent" style:font-size-asian="10pt"/>
    </style:style>
    <style:style style:name="P14" style:family="paragraph" style:parent-style-name="Standard">
      <style:text-properties fo:color="#000000" style:font-name="Monospace" fo:font-size="10pt" officeooo:rsid="00136632" officeooo:paragraph-rsid="000f26e7" fo:background-color="transparent" style:font-size-asian="10pt"/>
    </style:style>
    <style:style style:name="P15" style:family="paragraph" style:parent-style-name="Standard">
      <style:text-properties fo:color="#000000" style:font-name="Monospace" fo:font-size="10pt" officeooo:rsid="00144dba" officeooo:paragraph-rsid="00144dba" fo:background-color="transparent" style:font-size-asian="10pt"/>
    </style:style>
    <style:style style:name="P16" style:family="paragraph" style:parent-style-name="Standard">
      <style:text-properties fo:color="#000000" style:font-name="Monospace" fo:font-size="10pt" officeooo:rsid="0015211f" officeooo:paragraph-rsid="0015211f" fo:background-color="transparent" style:font-size-asian="10pt"/>
    </style:style>
    <style:style style:name="P17" style:family="paragraph" style:parent-style-name="Standard">
      <style:text-properties fo:color="#000000" style:font-name="Monospace" fo:font-size="10pt" officeooo:rsid="001537b8" officeooo:paragraph-rsid="001537b8" fo:background-color="transparent" style:font-size-asian="10pt"/>
    </style:style>
    <style:style style:name="P18" style:family="paragraph" style:parent-style-name="Standard">
      <style:text-properties fo:color="#000000" style:font-name="Monospace" fo:font-size="10pt" officeooo:rsid="001ab3ba" officeooo:paragraph-rsid="001906a4" fo:background-color="transparent" style:font-size-asian="10pt"/>
    </style:style>
    <style:style style:name="P19" style:family="paragraph" style:parent-style-name="Standard">
      <style:text-properties fo:color="#000000" fo:font-weight="normal" officeooo:rsid="001d03bf" officeooo:paragraph-rsid="001d03bf" fo:background-color="transparent" style:font-weight-asian="normal" style:font-weight-complex="normal"/>
    </style:style>
    <style:style style:name="P20" style:family="paragraph" style:parent-style-name="Standard">
      <style:text-properties fo:color="#000000" fo:font-weight="normal" officeooo:rsid="001da4b4" officeooo:paragraph-rsid="001da4b4" fo:background-color="transparent" style:font-weight-asian="normal" style:font-weight-complex="normal"/>
    </style:style>
    <style:style style:name="P21" style:family="paragraph" style:parent-style-name="Standard">
      <style:text-properties fo:color="#1eb540" style:font-name="Monospace" fo:font-size="10pt" fo:font-weight="normal" officeooo:rsid="001ab3ba" officeooo:paragraph-rsid="001906a4" fo:background-color="#373737" style:font-size-asian="10pt" style:font-weight-asian="normal" style:font-weight-complex="normal"/>
    </style:style>
    <style:style style:name="T1" style:family="text">
      <style:text-properties style:font-name="Monospace" fo:font-size="10pt" fo:font-style="italic" fo:font-weight="bold" style:font-size-asian="10pt" style:font-style-asian="italic" style:font-weight-asian="bold"/>
    </style:style>
    <style:style style:name="T2" style:family="text">
      <style:text-properties style:font-name="Monospace" fo:font-size="10pt" fo:font-style="italic" style:font-size-asian="10pt" style:font-style-asian="italic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style:font-name="Monospace" fo:font-size="10pt" officeooo:rsid="0012171a" style:font-size-asian="10pt"/>
    </style:style>
    <style:style style:name="T5" style:family="text">
      <style:text-properties style:font-name="Monospace" fo:font-size="10pt" officeooo:rsid="00136632" style:font-size-asian="10pt"/>
    </style:style>
    <style:style style:name="T6" style:family="text">
      <style:text-properties style:font-name="Monospace" fo:font-size="10pt" officeooo:rsid="00171df3" style:font-size-asian="10pt"/>
    </style:style>
    <style:style style:name="T7" style:family="text">
      <style:text-properties style:font-name="Monospace" fo:font-size="10pt" officeooo:rsid="001ab3ba" style:font-size-asian="10pt"/>
    </style:style>
    <style:style style:name="T8" style:family="text">
      <style:text-properties fo:color="#1eb540" style:font-name="Monospace" fo:font-size="10pt" fo:background-color="#373737" loext:char-shading-value="0" style:font-size-asian="10pt"/>
    </style:style>
    <style:style style:name="T9" style:family="text">
      <style:text-properties fo:color="#1eb540" style:font-name="Monospace" fo:font-size="10pt" officeooo:rsid="001ab3ba" fo:background-color="#373737" loext:char-shading-value="0" style:font-size-asian="10pt"/>
    </style:style>
    <style:style style:name="T10" style:family="text">
      <style:text-properties fo:color="#1eb540" style:font-name="Monospace" fo:font-size="10pt" officeooo:rsid="001c6c3e" fo:background-color="#373737" loext:char-shading-value="0" style:font-size-asian="10pt"/>
    </style:style>
    <style:style style:name="T11" style:family="text">
      <style:text-properties fo:color="#1eb540" style:font-name="Monospace" fo:font-size="10pt" fo:background-color="#373737" loext:char-shading-value="0" style:font-size-asian="10pt"/>
    </style:style>
    <style:style style:name="T12" style:family="text">
      <style:text-properties fo:color="#1eb540" style:font-name="Monospace" fo:font-size="10pt" officeooo:rsid="001ddb58" fo:background-color="#373737" loext:char-shading-value="0" style:font-size-asian="10pt"/>
    </style:style>
    <style:style style:name="T13" style:family="text">
      <style:text-properties fo:color="#1eb540" style:font-name="Monospace" fo:font-size="10pt" fo:font-style="italic" officeooo:rsid="001ddb58" fo:background-color="#373737" loext:char-shading-value="0" style:font-size-asian="10pt" style:font-style-asian="italic"/>
    </style:style>
    <style:style style:name="T14" style:family="text">
      <style:text-properties fo:color="#1eb540" style:font-name="Monospace" fo:font-size="10pt" fo:font-style="italic" officeooo:rsid="001fcd44" fo:background-color="#373737" loext:char-shading-value="0" style:font-size-asian="10pt" style:font-style-asian="italic"/>
    </style:style>
    <style:style style:name="T15" style:family="text">
      <style:text-properties fo:color="#80f2f6" style:font-name="Monospace" fo:font-size="10pt" fo:background-color="#1b6291" loext:char-shading-value="0" style:font-size-asian="10pt"/>
    </style:style>
    <style:style style:name="T16" style:family="text">
      <style:text-properties fo:color="#80f2f6" style:font-name="Monospace" fo:font-size="10pt" fo:background-color="#373737" loext:char-shading-value="0" style:font-size-asian="10pt"/>
    </style:style>
    <style:style style:name="T17" style:family="text">
      <style:text-properties fo:color="#a0a0a0" style:font-name="Monospace" fo:font-size="10pt" fo:font-style="italic" officeooo:rsid="001ddb58" fo:background-color="#373737" loext:char-shading-value="0" style:font-size-asian="10pt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ullstack Spring Boot – Angular</text:p>
      <text:p text:style-name="P1"/>
      <text:p text:style-name="P8">Anotações</text:p>
      <text:p text:style-name="P1"/>
      <text:p text:style-name="P1">@RestController – identifica que a classe é um controlador Rest</text:p>
      <text:p text:style-name="P1">@RequestMapping(“/recursos”) - mapeia e identifica como será identificado e chamado este recurso na url</text:p>
      <text:p text:style-name="P1"/>
      <text:p text:style-name="P1"><text:span text:style-name="T3">extends JpaRepository&lt;Categoria, Long&gt;</text:span></text:p>
      <text:p text:style-name="P11"/>
      <text:p text:style-name="P11">@GetMapping – vai no método e indica que ele fará uma ação HTTP Get</text:p>
      <text:p text:style-name="P11"/>
      <text:p text:style-name="P12"/>
      <text:p text:style-name="P2">ResponseEntity: Entidade de resposta. Permite enviar mensagens HTTP de acordo com a situação. Ex: ok, not found, bad request…</text:p>
      <text:p text:style-name="P2"/>
      <text:p text:style-name="P3">@PostMapping: anotação no método que informa que ele chamará a ação POST no http.</text:p>
      <text:p text:style-name="P3"/>
      <text:p text:style-name="P3">@RequestBody: Anotação na entidade que está sendo passada como parâmetro e que está vindo do post. Ex: salvando uma entidade pessoa via postman. @RequestBody Pessoa pessoa como argumento no método salvar.</text:p>
      <text:p text:style-name="P1"/>
      <text:p text:style-name="P1"><text:span text:style-name="T2">@ResponseStatus</text:span><text:span text:style-name="T3">(</text:span><text:span text:style-name="T2">HttpStatus</text:span><text:span text:style-name="T3">.</text:span><text:span text:style-name="T1">CREATED</text:span><text:span text:style-name="T3">) – </text:span><text:span text:style-name="T4">informa qual a resposta aquele método retornará ao ser executado.</text:span></text:p>
      <text:p text:style-name="P13"/>
      <text:p text:style-name="P1"><text:span text:style-name="T4">return</text:span><text:span text:style-name="T3"> ResponseEntity.</text:span><text:span text:style-name="T2">created</text:span><text:span text:style-name="T3">(uri).body(categoriaSalva);</text:span><text:span text:style-name="T4"> - </text:span><text:span text:style-name="T5">Substitui o @ResponseStatus, pois no retorno do método já diz qual é a mensagem.</text:span></text:p>
      <text:p text:style-name="P14"/>
      <text:p text:style-name="P4"><text:span text:style-name="T5">@</text:span><text:span text:style-name="T3">PathVariable: valor que vai variar. Anota o parâmetro da busca por código.</text:span></text:p>
      <text:p text:style-name="P15"/>
      <text:p text:style-name="P5"><text:span text:style-name="T3">ExceptionHandler extendendo ResponseEntityHandler: vai tratar exceç</text:span><text:span text:style-name="T6">ão</text:span><text:span text:style-name="T3"> de respostas de entidade. Ex: atributos passados inválidos. Vai tratar a resposta para o usuário. </text:span><text:span text:style-name="T7">Possui métodos para tratar vários tipos de exceção.</text:span></text:p>
      <text:p text:style-name="P16"/>
      <text:p text:style-name="P17">@ControllerAdvice: monitora e observa toda a aplicação.</text:p>
      <text:p text:style-name="P17"/>
      <text:p text:style-name="P6"><text:span text:style-name="T3">MessageSource: permite acessar o messages.properties e dar get nas mensagens.</text:span></text:p>
      <text:p text:style-name="P17"/>
      <text:p text:style-name="P7"><text:span text:style-name="T3">@Valid: indica que aquela classe será validada peloas anotações feitas no model da classe pelo bean validation. </text:span><text:span text:style-name="T7">Passa automaticamente um 400 Bad Request em caso de envio de informação inválida.</text:span></text:p>
      <text:p text:style-name="P18"/>
      <text:p text:style-name="P9"><text:span text:style-name="T9">HandleMethodArgumentNotValid: método dentro do ExceptionHandler que trata valores passados inválidos, como </text:span><text:span text:style-name="T10">nulo</text:span><text:span text:style-name="T9"> em um not null, etc.</text:span></text:p>
      <text:p text:style-name="P21"/>
      <text:p text:style-name="P19"><text:span text:style-name="T8">BindingResult: </text:span><text:span text:style-name="T9">P</text:span><text:span text:style-name="T8">ermite acesso aos erros da requisição através do getFieldErrors.</text:span></text:p>
      <text:p text:style-name="P19"><text:span text:style-name="T8"/></text:p>
      <text:p text:style-name="P20"><text:span text:style-name="T8">ApplicationEvent: classe para ser extendida. Permite criar eventos para serem disparados quando necessários. Ex. Evento para adicionar o Location quando o recurso for criado.</text:span></text:p>
      <text:p text:style-name="P20"><text:span text:style-name="T8"/></text:p>
      <text:p text:style-name="P20"><text:span text:style-name="T15">ApplicationListener</text:span><text:span text:style-name="T8">: interface que é implementada para construir o listener que vai consumir algum evento (ApplicationEvent). Ele vai ouvir o evento.</text:span></text:p>
      <text:p text:style-name="P20"><text:span text:style-name="T8"/></text:p>
      <text:p text:style-name="P20"><text:span text:style-name="T16">ApplicationEventPublisher</text:span><text:span text:style-name="T8">: </text:span><text:span text:style-name="T12">injetado para publicar um evento através do listener.</text:span></text:p>
      <text:p text:style-name="P20"><text:span text:style-name="T12"/></text:p>
      <text:p text:style-name="P20"><text:span text:style-name="T17">@ExceptionHandler</text:span><text:span text:style-name="T13">: </text:span><text:span text:style-name="T14">permite informar um array de exceptions a um método, indicando que ele que irá tratar quando aquela exceção ocorr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3:52:03.440228162</meta:creation-date>
    <dc:date>2020-04-01T20:39:37.879908684</dc:date>
    <meta:editing-duration>P1DT11H45M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324" meta:character-count="2332" meta:non-whitespace-character-count="2026"/>
  </office:meta>
</office:document-meta>
</file>